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96pt" style:font-size-asian="96pt" style:font-size-complex="96pt"/>
    </style:style>
    <style:style style:name="T1" style:family="text">
      <style:text-properties fo:font-family="'Times New Roman'" style:font-family-generic="roman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29.21cm" svg:height="9.35cm" svg:x="0.365cm" svg:y="5.445cm">
          <text:p text:style-name="P1"><text:span text:style-name="T1">What Is the Reaction Time?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2T08:33:28.14</dc:date>
    <meta:editing-duration>PT00H03M15S</meta:editing-duration>
    <meta:editing-cycles>3</meta:editing-cycles>
    <meta:generator>OpenOffice.org/3.1$Win32 OpenOffice.org_project/310m19$Build-9420</meta:generator>
    <meta:document-statistic meta:object-count="2"/>
  </office:meta>
</office:document-meta>
</file>